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Cahier des Charges : Veille Technologique pour HomeSkolar</text:span></text:p>
      <text:p text:style-name="P1"><text:span text:style-name="T1">Objectif de la Veille Technologique</text:span></text:p>
      <text:p text:style-name="P1"><text:span text:style-name="T1">L'objectif de cette section est d'examiner les technologies actuelles qui pourraient être utilisées pour le développement de l’application HomeSkolar. En tenant compte des exigences du projet et des contraintes de simplicité, de maintien à long terme et de coût, nous devons déterminer quelles solutions techniques sont les plus adaptées pour répondre aux besoins du client tout en assurant une qualité de développement optimale.</text:span></text:p>
      <text:p text:style-name="P1"><text:span text:style-name="T1"/></text:p>
      <text:p text:style-name="P1"><text:span text:style-name="T1">Technologies Actuelles et Analyse</text:span></text:p>
      <text:p text:style-name="P1"><text:span text:style-name="T1">Voici une analyse des technologies possibles pour le développement de l'application HomeSkolar en tenant compte des critères suivants : simplicité, communauté active, évolutivité et maintenance.</text:span></text:p>
      <text:p text:style-name="P1"><text:span text:style-name="T1"/></text:p>
      <text:p text:style-name="P1"><text:span text:style-name="T1">1. Technologies de Développement Web (Frontend et Backend)</text:span></text:p>
      <text:p text:style-name="P1"><text:span text:style-name="T1">Frontend : HTML5, CSS3, JavaScript, et Frameworks modernes (React, Vue.js, Angular)</text:span></text:p>
      <text:p text:style-name="P1"><text:span text:style-name="T1"/></text:p>
      <text:p text:style-name="P1"><text:span text:style-name="T1">Avantages :</text:span></text:p>
      <text:p text:style-name="P1"><text:span text:style-name="T1">Simplicité : Les technologies frontend comme HTML5, CSS3, et JavaScript sont largement utilisées et permettent de créer des interfaces utilisateur riches et interactives.</text:span></text:p>
      <text:p text:style-name="P1"><text:span text:style-name="T1">Communauté Active : React, Vue.js et Angular bénéficient toutes d'une large communauté de développeurs, avec des ressources, des tutoriels et des bibliothèques bien documentées.</text:span></text:p>
      <text:p text:style-name="P1"><text:span text:style-name="T1">Maintenance : Ces technologies sont matures et largement soutenues, ce qui assure leur pérennité et facilite leur maintenance sur le long terme.</text:span></text:p>
      <text:p text:style-name="P1"><text:span text:style-name="T1">Inconvénients :</text:span></text:p>
      <text:p text:style-name="P1"><text:span text:style-name="T1">Complexité potentielle : Bien que React et Vue.js soient plus simples à adopter que Angular, il peut y avoir une courbe d’apprentissage selon l’outil choisi.</text:span></text:p>
      <text:p text:style-name="P1"><text:span text:style-name="T1">Performance : Si le projet est très léger, l’utilisation de certains frameworks peut être plus lourde que nécessaire, bien que ce soit généralement géré par des outils modernes de build et d’optimisation.</text:span></text:p>
      <text:p text:style-name="P1"><text:span text:style-name="T1">Backend : Java avec Spring Boot ou Node.js (JavaScript)</text:span></text:p>
      <text:p text:style-name="P1"><text:span text:style-name="T1"/></text:p>
      <text:p text:style-name="P1"><text:span text:style-name="T1">Avantages :</text:span></text:p>
      <text:p text:style-name="P1"><text:span text:style-name="T1">Simplicité : Spring Boot en Java est une technologie robuste et bien adaptée à la création d’applications web scalables avec une architecture bien structurée. Node.js permet une approche JavaScript full-stack pour une application plus homogène.</text:span></text:p>
      <text:p text:style-name="P1"><text:span text:style-name="T1">Communauté Active : Spring Boot a une communauté mature et de nombreuses ressources, et Node.js, étant basé sur JavaScript, bénéficie également d’une large communauté et de nombreuses bibliothèques et outils.</text:span></text:p>
      <text:p text:style-name="P1"><text:span text:style-name="T1">Maintenance : Les deux technologies sont largement adoptées et bien documentées, ce qui permet de maintenir facilement le code dans le temps.</text:span></text:p>
      <text:p text:style-name="P1"><text:span text:style-name="T1">Inconvénients :</text:span></text:p>
      <text:p text:style-name="P1"><text:span text:style-name="T1">Spring Boot : Bien que très puissant, il peut introduire une certaine complexité, notamment au niveau de la configuration. Il est aussi plus lourd que Node.js pour des applications simples.</text:span></text:p>
      <text:p text:style-name="P1"><text:span text:style-name="T1">Node.js : Peut être limité dans certains cas où des processus de calcul intensifs sont nécessaires (par exemple, pour des traitements lourds côté serveur).</text:span></text:p>
      <text:p text:style-name="P1"><text:span text:style-name="T1">2. Base de Données</text:span></text:p>
      <text:p text:style-name="P1"><text:span text:style-name="T1">Base de données relationnelle : MySQL, PostgreSQL</text:span></text:p>
      <text:p text:style-name="P1"><text:span text:style-name="T1"/></text:p>
      <text:p text:style-name="P1"><text:span text:style-name="T1">Avantages :</text:span></text:p>
      <text:p text:style-name="P1"><text:span text:style-name="T1">Simplicité : Les bases de données relationnelles sont largement utilisées, avec une syntaxe SQL standard, et sont bien adaptées aux données structurées (utilisateurs, rendez-vous, tâches).</text:span></text:p>
      <text:p text:style-name="P1"><text:span text:style-name="T1">Communauté Active : MySQL et PostgreSQL ont une large base d’utilisateurs et de développeurs, et bénéficient d’une documentation riche.</text:span></text:p>
      <text:p text:style-name="P1"><text:span text:style-name="T1">Maintenance : Ces systèmes de gestion de bases de données (SGBD) sont robustes et bien soutenus dans le temps, avec une grande stabilité.</text:span></text:p>
      <text:p text:style-name="P1"><text:span text:style-name="T1">Inconvénients :</text:span></text:p>
      <text:p text:style-name="P1"><text:span text:style-name="T1">Scalabilité : Bien que ces SGBD soient performants pour des projets de taille moyenne, ils peuvent poser des problèmes de scalabilité si l’application nécessite un grand nombre de transactions simultanées ou de données non structurées à l’avenir.</text:span></text:p>
      <text:p text:style-name="P1"><text:span text:style-name="T1">Base de données NoSQL : MongoDB</text:span></text:p>
      <text:p text:style-name="P1"><text:span text:style-name="T1"/></text:p>
      <text:p text:style-name="P1"><text:span text:style-name="T1">Avantages :</text:span></text:p>
      <text:p text:style-name="P1"><text:span text:style-name="T1">Flexibilité : MongoDB est une base de données NoSQL qui permet une gestion flexible des données non structurées ou semi-structurées, idéale si l’application évolue avec des exigences de données plus variées.</text:span></text:p>
      <text:p text:style-name="P1"><text:span text:style-name="T1">Scalabilité : MongoDB est conçu pour supporter facilement des applications en croissance rapide avec un grand volume de données.</text:span></text:p>
      <text:p text:style-name="P1"><text:span text:style-name="T1">Inconvénients :</text:span></text:p>
      <text:p text:style-name="P1"><text:span text:style-name="T1">Complexité : Bien que MongoDB soit facile à utiliser, il peut devenir plus difficile à maintenir sur des projets plus complexes nécessitant des transactions atomiques.</text:span></text:p>
      <text:p text:style-name="P1"><text:span text:style-name="T1">3. Outils de Communication et Collaboration</text:span></text:p>
      <text:p text:style-name="P1"><text:span text:style-name="T1">WebSockets (pour la messagerie en temps réel)</text:span></text:p>
      <text:p text:style-name="P1"><text:span text:style-name="T1">Avantages :</text:span></text:p>
      <text:p text:style-name="P1"><text:span text:style-name="T1">Simplicité : WebSockets permet une communication bidirectionnelle en temps réel, idéale pour la messagerie entre élèves et tuteurs.</text:span></text:p>
      <text:p text:style-name="P1"><text:span text:style-name="T1">Performance : Très léger, ce protocole est optimisé pour des mises à jour en temps réel sans surcharge de requêtes HTTP classiques.</text:span></text:p>
      <text:p text:style-name="P1"><text:span text:style-name="T1">Inconvénients :</text:span></text:p>
      <text:p text:style-name="P1"><text:span text:style-name="T1">Gestion de la scalabilité : Si l’application grandit rapidement, la gestion de milliers de connexions WebSocket simultanées peut devenir complexe sans un outil de gestion adéquat.</text:span></text:p>
      <text:p text:style-name="P1"><text:span text:style-name="T1">Orientation Technique du Projet</text:span></text:p>
      <text:p text:style-name="P1"><text:span text:style-name="T1">Après avoir analysé les différentes technologies, voici les choix recommandés pour HomeSkolar :</text:span></text:p>
      <text:p text:style-name="P1"><text:span text:style-name="T1"/></text:p>
      <text:p text:style-name="P1"><text:span text:style-name="T1">Frontend : React.js ou Vue.js</text:span></text:p>
      <text:p text:style-name="P1"><text:span text:style-name="T1"/></text:p>
      <text:p text:style-name="P1"><text:span text:style-name="T1">Ces deux frameworks sont modernes, légers, et bénéficient d’une large communauté. Ils permettent de développer une interface utilisateur réactive, avec une documentation bien fournie pour faciliter le développement.</text:span></text:p>
      <text:p text:style-name="P1"><text:span text:style-name="T1">Backend : Spring Boot (Java)</text:span></text:p>
      <text:p text:style-name="P1"><text:span text:style-name="T1"/></text:p>
      <text:p text:style-name="P1"><text:span text:style-name="T1">Spring Boot est particulièrement adapté à la création d’applications robustes et scalables, et bien que sa courbe d’apprentissage puisse être légèrement plus élevée, il reste un excellent choix pour des applications à long terme. Il est également bien documenté et dispose d’une vaste communauté de développeurs.</text:span></text:p>
      <text:p text:style-name="P1"><text:span text:style-name="T1">Base de Données : PostgreSQL</text:span></text:p>
      <text:p text:style-name="P1"><text:span text:style-name="T1"/></text:p>
      <text:p text:style-name="P1"><text:span text:style-name="T1">PostgreSQL est un excellent choix pour des données structurées et il dispose de performances exceptionnelles, d’une grande stabilité et d’une communauté active. Il est idéal pour gérer les informations d’utilisateurs, les rendez-vous, les tâches, etc.</text:span></text:p>
      <text:p text:style-name="P1"><text:span text:style-name="T1">Communication en Temps Réel : WebSockets</text:span></text:p>
      <text:p text:style-name="P1"><text:span text:style-name="T1"/></text:p>
      <text:p text:style-name="P1"><text:span text:style-name="T1">Pour la messagerie en temps réel entre élèves et tuteurs, WebSockets sera la solution la plus simple et la plus performante. Elle permet des échanges instantanés sans surcharge inutile de données.</text:span></text:p>
      <text:p text:style-name="P1"><text:span text:style-name="T1">Sources de Recherche</text:span></text:p>
      <text:p text:style-name="P1"><text:span text:style-name="T1">Spring Boot Documentation : Spring.io<text:s/></text:span><text:span text:style-name="T2">– Documentation officielle et guide de d</text:span><text:span text:style-name="T3">émarrage rapide pour Spring Boot.</text:span></text:p>
      <text:p text:style-name="P1"><text:span text:style-name="T3">React.js Documentation : Reactjs.org<text:s/></text:span><text:span text:style-name="T4">– Documentation officielle de React, offrant des guides et des ressources pour le d</text:span><text:span text:style-name="T5">éveloppement d’interfaces.</text:span></text:p>
      <text:p text:style-name="P1"><text:span text:style-name="T5">PostgreSQL Documentation : PostgreSQL.org<text:s/></text:span><text:span text:style-name="T6">– Ressources compl</text:span><text:span text:style-name="T7">ètes sur PostgreSQL, incluant des tutoriels et des bonnes pratiques pour la gestion de bases de données.</text:span></text:p>
      <text:p text:style-name="P1"><text:span text:style-name="T7">Conclusion</text:span></text:p>
      <text:p text:style-name="P1"><text:span text:style-name="T7">En suivant la méthodologie KISS (Keep It Simple, Stupid), l'orientation technique du projet se concentre sur des technologies éprouvées, simples à utiliser, et soutenues par des communautés actives. Les choix proposés garantiront une application robuste, scalable et facile à maintenir à long term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